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3000000F8BAD2BB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fo:font-size="10pt" style:font-size-asian="10pt" style:font-size-complex="10pt"/>
    </style:style>
    <style:style style:name="P2" style:family="paragraph" style:parent-style-name="Text_20_body_20_indent_20_Organon">
      <style:text-properties fo:font-size="14pt" style:font-size-asian="14pt" style:font-size-complex="14pt"/>
    </style:style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0">
        <text:section text:style-name="Sect2" text:name="Bereich4">
          <text:h text:style-name="Heading_20_1" text:outline-level="1">Organon Manual (pdf-version)</text:h>
          <text:p text:style-name="Text_20_body"/>
          <text:p text:style-name="Text_20_body_20_indent_20_Organon">After installation a browseable manual</text:p>
          <text:p text:style-name="Text_20_body_20_indent_20_Organon">can be opened in Writer.</text:p>
          <text:p text:style-name="Text_20_body"/>
          <text:p text:style-name="Text_20_body"/>
          <text:p text:style-name="Text_20_body_20_indent_20_Organon">Extension for LibreOffice (LO) and OpenOffice (OO)</text:p>
          <text:p text:style-name="P1">testet with: </text:p>
          <text:p text:style-name="P1"><text:tab/>Win7 (LO 4.3.5.2 und OO 4.1.1) </text:p>
          <text:p text:style-name="P1"><text:tab/>Ubuntu 14.04 (LO 4.2.8.2), </text:p>
          <text:p text:style-name="P1"><text:tab/>Kubuntu 14.04 KDE 4.13.3 (LO 4.2.7.2, OO 4.1.1)</text:p>
          <text:p text:style-name="P1"><text:tab/>not testet for Mac</text:p>
          <text:p text:style-name="Text_20_body_20_indent_20_Organon"/>
          <text:p text:style-name="Text_20_body_20_indent_20_Organon"/>
          <text:p text:style-name="Text_20_body_20_indent_20_Organon"><text:span text:style-name="T1">Please note</text:span>: This is a beta version.</text:p>
          <text:p text:style-name="Text_20_body_20_indent"/>
          <text:p text:style-name="Text_20_body_20_indent"/>
          <text:p text:style-name="P2">Organon is an organisation </text:p>
          <text:p text:style-name="P2">and navigation-tool for </text:p>
          <text:p text:style-name="P2">OpenOffice and LibreOffice. </text:p>
          <text:p text:style-name="P2"/>
          <text:p text:style-name="P2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><text:s/></text:p>
          <text:p text:style-name="Text_20_body_20_indent_20_Organon">The source code of Organon can be found at:</text:p>
          <text:p text:style-name="Text_20_body_20_indent_20_Organon"><text:tab/><text:a xlink:type="simple" xlink:href="https://github.com/XRoemer/Organon" text:style-name="Internet_20_link" text:visited-style-name="Visited_20_Internet_20_Link">https://github.com/XRoemer/Organon</text:a></text:p>
          <text:p text:style-name="Text_20_body_20_indent_20_Organon">Known issues are listed here:</text:p>
          <text:p text:style-name="Text_20_body_20_indent_20_Organon"><text:tab/><text:a xlink:type="simple" xlink:href="https://github.com/XRoemer/Organon/issues" text:style-name="Internet_20_link" text:visited-style-name="Visited_20_Internet_20_Link">https://github.com/XRoemer/Organon/issues</text:a></text:p>
        </text:section>
        <text:p text:style-name="Text_20_body_20_indent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8" meta:word-count="77" meta:character-count="545"/>
    <dc:date>2015-09-09T19:48:25.97</dc:date>
    <meta:editing-duration>P0D</meta:editing-duration>
    <meta:editing-cycles>1</meta:editing-cycles>
    <meta:generator>OpenOffice/4.1.1$Win32 OpenOffice.org_project/411m6$Build-9775</meta:generator>
  </office:meta>
</office:document-meta>
</file>